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172.19mm"/>
    </style:style>
    <style:style style:name="co5" style:family="table-column">
      <style:table-column-properties fo:break-before="auto" style:column-width="75.9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style:text-position="" style:font-name="DejaVu Sans Mono"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style:text-position="" style:font-name="DejaVu Sans Mono" fo:font-size="12pt" style:font-size-asian="12pt" style:font-size-complex="12pt"/>
    </style:style>
    <style:style style:name="ce3" style:family="table-cell" style:parent-style-name="Default">
      <style:text-properties style:text-position="" style:font-name="DejaVu Sans Mono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style:font-name="DejaVu Sans Mono"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style:font-name="DejaVu Sans Mono" fo:font-size="12pt" style:font-size-asian="12pt" style:font-size-complex="12pt"/>
    </style:style>
    <style:style style:name="ce6" style:family="table-cell" style:parent-style-name="Default">
      <style:text-properties style:font-name="DejaVu Sans Mono" fo:font-size="12pt" style:font-size-asian="12pt" style:font-size-complex="12pt"/>
    </style:style>
  </office:automatic-styles>
  <office:body>
    <office:spreadsheet>
      <table:table table:name="Sheet1_2_2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4" table:default-cell-style-name="ce3"/>
        <table:table-column table:style-name="co1" table:default-cell-style-name="ce2"/>
        <table:table-column table:style-name="co5" table:default-cell-style-name="ce3"/>
        <table:table-column table:style-name="co1" table:default-cell-style-name="ce2"/>
        <table:table-column table:style-name="co5" table:number-columns-repeated="1015" table:default-cell-style-name="ce3"/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lasmid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comment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Genbank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Notebook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-----------------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TEF1_HIS3_TDH3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3];&quot;.gb)&quot;)" office:value-type="string" office:string-value="[genbank](pYPK0_TEF1_HIS3_TDH3.gb)" calcext:value-type="string">
            <text:p>[genbank](pYPK0_TEF1_HIS3_TDH3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3];&quot;.ipynb)&quot;)" office:value-type="string" office:string-value="[notebook](pYPK0_TEF1_HIS3_TDH3.ipynb)" calcext:value-type="string">
            <text:p>[notebook](pYPK0_TEF1_HIS3_TDH3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TDH3_HIS3_PGI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4];&quot;.gb)&quot;)" office:value-type="string" office:string-value="[genbank](pYPK0_TDH3_HIS3_PGI1.gb)" calcext:value-type="string">
            <text:p>[genbank](pYPK0_TDH3_HIS3_PGI1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4];&quot;.ipynb)&quot;)" office:value-type="string" office:string-value="[notebook](pYPK0_TDH3_HIS3_PGI1.ipynb)" calcext:value-type="string">
            <text:p>[notebook](pYPK0_TDH3_HIS3_PGI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PGI1_HIS3_FBA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5];&quot;.gb)&quot;)" office:value-type="string" office:string-value="[genbank](pYPK0_PGI1_HIS3_FBA1.gb)" calcext:value-type="string">
            <text:p>[genbank](pYPK0_PGI1_HIS3_FBA1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5];&quot;.ipynb)&quot;)" office:value-type="string" office:string-value="[notebook](pYPK0_PGI1_HIS3_FBA1.ipynb)" calcext:value-type="string">
            <text:p>[notebook](pYPK0_PGI1_HIS3_FBA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FBA1_HIS3_PDC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6];&quot;.gb)&quot;)" office:value-type="string" office:string-value="[genbank](pYPK0_FBA1_HIS3_PDC1.gb)" calcext:value-type="string">
            <text:p>[genbank](pYPK0_FBA1_HIS3_PDC1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6];&quot;.ipynb)&quot;)" office:value-type="string" office:string-value="[notebook](pYPK0_FBA1_HIS3_PDC1.ipynb)" calcext:value-type="string">
            <text:p>[notebook](pYPK0_FBA1_HIS3_PDC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PDC1_HIS3_RPS19b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7];&quot;.gb)&quot;)" office:value-type="string" office:string-value="[genbank](pYPK0_PDC1_HIS3_RPS19b.gb)" calcext:value-type="string">
            <text:p>[genbank](pYPK0_PDC1_HIS3_RPS19b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7];&quot;.ipynb)&quot;)" office:value-type="string" office:string-value="[notebook](pYPK0_PDC1_HIS3_RPS19b.ipynb)" calcext:value-type="string">
            <text:p>[notebook](pYPK0_PDC1_HIS3_RPS19b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RPS19b_HIS3_RPS19a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8];&quot;.gb)&quot;)" office:value-type="string" office:string-value="[genbank](pYPK0_RPS19b_HIS3_RPS19a.gb)" calcext:value-type="string">
            <text:p>[genbank](pYPK0_RPS19b_HIS3_RPS19a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8];&quot;.ipynb)&quot;)" office:value-type="string" office:string-value="[notebook](pYPK0_RPS19b_HIS3_RPS19a.ipynb)" calcext:value-type="string">
            <text:p>[notebook](pYPK0_RPS19b_HIS3_RPS19a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RPS19a_HIS3_TPI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9];&quot;.gb)&quot;)" office:value-type="string" office:string-value="[genbank](pYPK0_RPS19a_HIS3_TPI1.gb)" calcext:value-type="string">
            <text:p>[genbank](pYPK0_RPS19a_HIS3_TPI1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9];&quot;.ipynb)&quot;)" office:value-type="string" office:string-value="[notebook](pYPK0_RPS19a_HIS3_TPI1.ipynb)" calcext:value-type="string">
            <text:p>[notebook](pYPK0_RPS19a_HIS3_TPI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TPI1_HIS3_ENO2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0];&quot;.gb)&quot;)" office:value-type="string" office:string-value="[genbank](pYPK0_TPI1_HIS3_ENO2.gb)" calcext:value-type="string">
            <text:p>[genbank](pYPK0_TPI1_HIS3_ENO2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0];&quot;.ipynb)&quot;)" office:value-type="string" office:string-value="[notebook](pYPK0_TPI1_HIS3_ENO2.ipynb)" calcext:value-type="string">
            <text:p>[notebook](pYPK0_TPI1_HIS3_ENO2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CEN.PK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1];&quot;.gb)&quot;)" office:value-type="string" office:string-value="[genbank](CEN.PK.gb)" calcext:value-type="string">
            <text:p>[genbank](CEN.PK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1];&quot;.ipynb)&quot;)" office:value-type="string" office:string-value="[notebook](CEN.PK.ipynb)" calcext:value-type="string">
            <text:p>[notebook](CEN.PK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2];&quot;.gb)&quot;)" office:value-type="string" office:string-value="[genbank](pYPK0.gb)" calcext:value-type="string">
            <text:p>[genbank](pYPK0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2];&quot;.ipynb)&quot;)" office:value-type="string" office:string-value="[notebook](pYPK0.ipynb)" calcext:value-type="string">
            <text:p>[notebook](pYPK0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HIS3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3];&quot;.gb)&quot;)" office:value-type="string" office:string-value="[genbank](pYPK0_HIS3.gb)" calcext:value-type="string">
            <text:p>[genbank](pYPK0_HIS3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3];&quot;.ipynb)&quot;)" office:value-type="string" office:string-value="[notebook](pYPK0_HIS3.ipynb)" calcext:value-type="string">
            <text:p>[notebook](pYPK0_HIS3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TDH1_rev_HIS3_ENO2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4];&quot;.gb)&quot;)" office:value-type="string" office:string-value="[genbank](pYPK0_TDH1_rev_HIS3_ENO2.gb)" calcext:value-type="string">
            <text:p>[genbank](pYPK0_TDH1_rev_HIS3_ENO2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4];&quot;.ipynb)&quot;)" office:value-type="string" office:string-value="[notebook](pYPK0_TDH1_rev_HIS3_ENO2.ipynb)" calcext:value-type="string">
            <text:p>[notebook](pYPK0_TDH1_rev_HIS3_ENO2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413TEF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5];&quot;.gb)&quot;)" office:value-type="string" office:string-value="[genbank](p413TEF.gb)" calcext:value-type="string">
            <text:p>[genbank](p413TEF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5];&quot;.ipynb)&quot;)" office:value-type="string" office:string-value="[notebook](p413TEF.ipynb)" calcext:value-type="string">
            <text:p>[notebook](p413TEF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423TEF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6];&quot;.gb)&quot;)" office:value-type="string" office:string-value="[genbank](p423TEF.gb)" calcext:value-type="string">
            <text:p>[genbank](p423TEF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6];&quot;.ipynb)&quot;)" office:value-type="string" office:string-value="[notebook](p423TEF.ipynb)" calcext:value-type="string">
            <text:p>[notebook](p423TEF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426TDH3_HIS3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7];&quot;.gb)&quot;)" office:value-type="string" office:string-value="[genbank](p426TDH3_HIS3.gb)" calcext:value-type="string">
            <text:p>[genbank](p426TDH3_HIS3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7];&quot;.ipynb)&quot;)" office:value-type="string" office:string-value="[notebook](p426TDH3_HIS3.ipynb)" calcext:value-type="string">
            <text:p>[notebook](p426TDH3_HIS3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426TEF_HIS3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8];&quot;.gb)&quot;)" office:value-type="string" office:string-value="[genbank](p426TEF_HIS3.gb)" calcext:value-type="string">
            <text:p>[genbank](p426TEF_HIS3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8];&quot;.ipynb)&quot;)" office:value-type="string" office:string-value="[notebook](p426TEF_HIS3.ipynb)" calcext:value-type="string">
            <text:p>[notebook](p426TEF_HIS3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3_RPS19b_HIS3_RPS19a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19];&quot;.gb)&quot;)" office:value-type="string" office:string-value="[genbank](pYPK3_RPS19b_HIS3_RPS19a.gb)" calcext:value-type="string">
            <text:p>[genbank](pYPK3_RPS19b_HIS3_RPS19a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19];&quot;.ipynb)&quot;)" office:value-type="string" office:string-value="[notebook](pYPK3_RPS19b_HIS3_RPS19a.ipynb)" calcext:value-type="string">
            <text:p>[notebook](pYPK3_RPS19b_HIS3_RPS19a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RPS19b_HIS3_TDH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genbank](&quot;;[.B20];&quot;.gb)&quot;)" office:value-type="string" office:string-value="[genbank](pYPK0_RPS19b_HIS3_TDH1.gb)" calcext:value-type="string">
            <text:p>[genbank](pYPK0_RPS19b_HIS3_TDH1.gb)</text:p>
          </table:table-cell>
          <table:table-cell table:style-name="ce1" office:value-type="string" calcext:value-type="string">
            <text:p>|</text:p>
          </table:table-cell>
          <table:table-cell table:formula="of:=CONCATENATE(&quot;[notebook](&quot;;[.B20];&quot;.ipynb)&quot;)" office:value-type="string" office:string-value="[notebook](pYPK0_RPS19b_HIS3_TDH1.ipynb)" calcext:value-type="string">
            <text:p>[notebook](pYPK0_RPS19b_HIS3_TDH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default-cell-style-name="ce5"/>
        <table:table-column table:style-name="co2" table:default-cell-style-name="ce6"/>
        <table:table-column table:style-name="co1" table:default-cell-style-name="ce5"/>
        <table:table-column table:style-name="co3" table:default-cell-style-name="ce6"/>
        <table:table-column table:style-name="co1" table:default-cell-style-name="ce5"/>
        <table:table-column table:style-name="co4" table:default-cell-style-name="ce6"/>
        <table:table-column table:style-name="co1" table:default-cell-style-name="ce5"/>
        <table:table-column table:style-name="co5" table:default-cell-style-name="ce6"/>
        <table:table-column table:style-name="co1" table:default-cell-style-name="ce5"/>
        <table:table-column table:style-name="co5" table:number-columns-repeated="1015" table:default-cell-style-name="ce6"/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plasmid</text:p>
          </table:table-cell>
          <table:table-cell table:style-name="ce4" office:value-type="string" calcext:value-type="string">
            <text:p>|</text:p>
          </table:table-cell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|</text:p>
          </table:table-cell>
          <table:table-cell office:value-type="string" calcext:value-type="string">
            <text:p>Genbank</text:p>
          </table:table-cell>
          <table:table-cell table:style-name="ce4" office:value-type="string" calcext:value-type="string">
            <text:p>|</text:p>
          </table:table-cell>
          <table:table-cell office:value-type="string" calcext:value-type="string">
            <text:p>Notebook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-----------------</text:p>
          </table:table-cell>
          <table:table-cell table:style-name="ce4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4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4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pYPK1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4" office:value-type="string" calcext:value-type="string">
            <text:p>|</text:p>
          </table:table-cell>
          <table:table-cell table:formula="of:=CONCATENATE(&quot;[genbank](&quot;;[.B3];&quot;.gb)&quot;)" office:value-type="string" office:string-value="[genbank](pYPK1.gb)" calcext:value-type="string">
            <text:p>[genbank](pYPK1.gb)</text:p>
          </table:table-cell>
          <table:table-cell table:style-name="ce4" office:value-type="string" calcext:value-type="string">
            <text:p>|</text:p>
          </table:table-cell>
          <table:table-cell table:formula="of:=CONCATENATE(&quot;[notebook](&quot;;[.B3];&quot;.ipynb)&quot;)" office:value-type="string" office:string-value="[notebook](pYPK1.ipynb)" calcext:value-type="string">
            <text:p>[notebook](pYPK1.ipynb)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pYPK2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4" office:value-type="string" calcext:value-type="string">
            <text:p>|</text:p>
          </table:table-cell>
          <table:table-cell table:formula="of:=CONCATENATE(&quot;[genbank](&quot;;[.B4];&quot;.gb)&quot;)" office:value-type="string" office:string-value="[genbank](pYPK2.gb)" calcext:value-type="string">
            <text:p>[genbank](pYPK2.gb)</text:p>
          </table:table-cell>
          <table:table-cell table:style-name="ce4" office:value-type="string" calcext:value-type="string">
            <text:p>|</text:p>
          </table:table-cell>
          <table:table-cell table:formula="of:=CONCATENATE(&quot;[notebook](&quot;;[.B4];&quot;.ipynb)&quot;)" office:value-type="string" office:string-value="[notebook](pYPK2.ipynb)" calcext:value-type="string">
            <text:p>[notebook](pYPK2.ipynb)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pYPK3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4" office:value-type="string" calcext:value-type="string">
            <text:p>|</text:p>
          </table:table-cell>
          <table:table-cell table:formula="of:=CONCATENATE(&quot;[genbank](&quot;;[.B5];&quot;.gb)&quot;)" office:value-type="string" office:string-value="[genbank](pYPK3.gb)" calcext:value-type="string">
            <text:p>[genbank](pYPK3.gb)</text:p>
          </table:table-cell>
          <table:table-cell table:style-name="ce4" office:value-type="string" calcext:value-type="string">
            <text:p>|</text:p>
          </table:table-cell>
          <table:table-cell table:formula="of:=CONCATENATE(&quot;[notebook](&quot;;[.B5];&quot;.ipynb)&quot;)" office:value-type="string" office:string-value="[notebook](pYPK3.ipynb)" calcext:value-type="string">
            <text:p>[notebook](pYPK3.ipynb)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pYPK7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4" office:value-type="string" calcext:value-type="string">
            <text:p>|</text:p>
          </table:table-cell>
          <table:table-cell table:formula="of:=CONCATENATE(&quot;[genbank](&quot;;[.B6];&quot;.gb)&quot;)" office:value-type="string" office:string-value="[genbank](pYPK7.gb)" calcext:value-type="string">
            <text:p>[genbank](pYPK7.gb)</text:p>
          </table:table-cell>
          <table:table-cell table:style-name="ce4" office:value-type="string" calcext:value-type="string">
            <text:p>|</text:p>
          </table:table-cell>
          <table:table-cell table:formula="of:=CONCATENATE(&quot;[notebook](&quot;;[.B6];&quot;.ipynb)&quot;)" office:value-type="string" office:string-value="[notebook](pYPK7.ipynb)" calcext:value-type="string">
            <text:p>[notebook](pYPK7.ipynb)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pYPKp3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4" office:value-type="string" calcext:value-type="string">
            <text:p>|</text:p>
          </table:table-cell>
          <table:table-cell table:formula="of:=CONCATENATE(&quot;[genbank](&quot;;[.B7];&quot;.gb)&quot;)" office:value-type="string" office:string-value="[genbank](pYPKp3.gb)" calcext:value-type="string">
            <text:p>[genbank](pYPKp3.gb)</text:p>
          </table:table-cell>
          <table:table-cell table:style-name="ce4" office:value-type="string" calcext:value-type="string">
            <text:p>|</text:p>
          </table:table-cell>
          <table:table-cell table:formula="of:=CONCATENATE(&quot;[notebook](&quot;;[.B7];&quot;.ipynb)&quot;)" office:value-type="string" office:string-value="[notebook](pYPKp3.ipynb)" calcext:value-type="string">
            <text:p>[notebook](pYPKp3.ipynb)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pYPKp4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4" office:value-type="string" calcext:value-type="string">
            <text:p>|</text:p>
          </table:table-cell>
          <table:table-cell table:formula="of:=CONCATENATE(&quot;[genbank](&quot;;[.B8];&quot;.gb)&quot;)" office:value-type="string" office:string-value="[genbank](pYPKp4.gb)" calcext:value-type="string">
            <text:p>[genbank](pYPKp4.gb)</text:p>
          </table:table-cell>
          <table:table-cell table:style-name="ce4" office:value-type="string" calcext:value-type="string">
            <text:p>|</text:p>
          </table:table-cell>
          <table:table-cell table:formula="of:=CONCATENATE(&quot;[notebook](&quot;;[.B8];&quot;.ipynb)&quot;)" office:value-type="string" office:string-value="[notebook](pYPKp4.ipynb)" calcext:value-type="string">
            <text:p>[notebook](pYPKp4.ipynb)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|</text:p>
          </table:table-cell>
          <table:table-cell office:value-type="string" calcext:value-type="string">
            <text:p>pYPKp7</text:p>
          </table:table-cell>
          <table:table-cell table:style-name="ce4" office:value-type="string" calcext:value-type="string">
            <text:p>|</text:p>
          </table:table-cell>
          <table:table-cell/>
          <table:table-cell table:style-name="ce4" office:value-type="string" calcext:value-type="string">
            <text:p>|</text:p>
          </table:table-cell>
          <table:table-cell table:formula="of:=CONCATENATE(&quot;[genbank](&quot;;[.B9];&quot;.gb)&quot;)" office:value-type="string" office:string-value="[genbank](pYPKp7.gb)" calcext:value-type="string">
            <text:p>[genbank](pYPKp7.gb)</text:p>
          </table:table-cell>
          <table:table-cell table:style-name="ce4" office:value-type="string" calcext:value-type="string">
            <text:p>|</text:p>
          </table:table-cell>
          <table:table-cell table:formula="of:=CONCATENATE(&quot;[notebook](&quot;;[.B9];&quot;.ipynb)&quot;)" office:value-type="string" office:string-value="[notebook](pYPKp7.ipynb)" calcext:value-type="string">
            <text:p>[notebook](pYPKp7.ipynb)</text:p>
          </table:table-cell>
          <table:table-cell table:style-name="ce4" office:value-type="string" calcext:value-type="string">
            <text:p>|</text:p>
          </table:table-cell>
          <table:table-cell table:number-columns-repeated="1015"/>
        </table:table-row>
        <table:table-row table:style-name="ro1" table:number-rows-repeated="12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3" table:default-cell-style-name="ce3"/>
        <table:table-column table:style-name="co1" table:default-cell-style-name="ce2"/>
        <table:table-column table:style-name="co4" table:default-cell-style-name="ce3"/>
        <table:table-column table:style-name="co1" table:default-cell-style-name="ce2"/>
        <table:table-column table:style-name="co5" table:default-cell-style-name="ce3"/>
        <table:table-column table:style-name="co1" table:default-cell-style-name="ce2"/>
        <table:table-column table:style-name="co5" table:number-columns-repeated="1015" table:default-cell-style-name="ce3"/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lasmid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comment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Genbank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Notebook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-----------------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1" office:value-type="string" calcext:value-type="string">
            <text:p>|</text:p>
          </table:table-cell>
          <table:table-cell office:value-type="string" calcext:value-type="string">
            <text:p>------------------------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HIS3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3];&quot;](&quot;;[.B3];&quot;.gb)&quot;)" office:value-type="string" office:string-value="[pYPK0_HIS3](pYPK0_HIS3.gb)" calcext:value-type="string">
            <text:p>[pYPK0_HIS3](pYPK0_HIS3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3];&quot;](&quot;;[.B3];&quot;.ipynb)&quot;)" office:value-type="string" office:string-value="[pYPK0_HIS3](pYPK0_HIS3.ipynb)" calcext:value-type="string">
            <text:p>[pYPK0_HIS3](pYPK0_HIS3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TDH1pt_HIS3_ENO2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4];&quot;](&quot;;[.B4];&quot;.gb)&quot;)" office:value-type="string" office:string-value="[pYPK0_TDH1pt_HIS3_ENO2](pYPK0_TDH1pt_HIS3_ENO2.gb)" calcext:value-type="string">
            <text:p>[pYPK0_TDH1pt_HIS3_ENO2](pYPK0_TDH1pt_HIS3_ENO2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4];&quot;](&quot;;[.B4];&quot;.ipynb)&quot;)" office:value-type="string" office:string-value="[pYPK0_TDH1pt_HIS3_ENO2](pYPK0_TDH1pt_HIS3_ENO2.ipynb)" calcext:value-type="string">
            <text:p>[pYPK0_TDH1pt_HIS3_ENO2](pYPK0_TDH1pt_HIS3_ENO2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413TEF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5];&quot;](&quot;;[.B5];&quot;.gb)&quot;)" office:value-type="string" office:string-value="[p413TEF](p413TEF.gb)" calcext:value-type="string">
            <text:p>[p413TEF](p413TEF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5];&quot;](&quot;;[.B5];&quot;.ipynb)&quot;)" office:value-type="string" office:string-value="[p413TEF](p413TEF.ipynb)" calcext:value-type="string">
            <text:p>[p413TEF](p413TEF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3_RPS19b_HIS3_RPS19a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6];&quot;](&quot;;[.B6];&quot;.gb)&quot;)" office:value-type="string" office:string-value="[pYPK3_RPS19b_HIS3_RPS19a](pYPK3_RPS19b_HIS3_RPS19a.gb)" calcext:value-type="string">
            <text:p>[pYPK3_RPS19b_HIS3_RPS19a](pYPK3_RPS19b_HIS3_RPS19a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6];&quot;](&quot;;[.B6];&quot;.ipynb)&quot;)" office:value-type="string" office:string-value="[pYPK3_RPS19b_HIS3_RPS19a](pYPK3_RPS19b_HIS3_RPS19a.ipynb)" calcext:value-type="string">
            <text:p>[pYPK3_RPS19b_HIS3_RPS19a](pYPK3_RPS19b_HIS3_RPS19a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PGI1_HIS3_FBA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7];&quot;](&quot;;[.B7];&quot;.gb)&quot;)" office:value-type="string" office:string-value="[pYPK0_PGI1_HIS3_FBA1](pYPK0_PGI1_HIS3_FBA1.gb)" calcext:value-type="string">
            <text:p>[pYPK0_PGI1_HIS3_FBA1](pYPK0_PGI1_HIS3_FBA1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7];&quot;](&quot;;[.B7];&quot;.ipynb)&quot;)" office:value-type="string" office:string-value="[pYPK0_PGI1_HIS3_FBA1](pYPK0_PGI1_HIS3_FBA1.ipynb)" calcext:value-type="string">
            <text:p>[pYPK0_PGI1_HIS3_FBA1](pYPK0_PGI1_HIS3_FBA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TPI1_HIS3_ENO2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8];&quot;](&quot;;[.B8];&quot;.gb)&quot;)" office:value-type="string" office:string-value="[pYPK0_TPI1_HIS3_ENO2](pYPK0_TPI1_HIS3_ENO2.gb)" calcext:value-type="string">
            <text:p>[pYPK0_TPI1_HIS3_ENO2](pYPK0_TPI1_HIS3_ENO2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8];&quot;](&quot;;[.B8];&quot;.ipynb)&quot;)" office:value-type="string" office:string-value="[pYPK0_TPI1_HIS3_ENO2](pYPK0_TPI1_HIS3_ENO2.ipynb)" calcext:value-type="string">
            <text:p>[pYPK0_TPI1_HIS3_ENO2](pYPK0_TPI1_HIS3_ENO2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423TEF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9];&quot;](&quot;;[.B9];&quot;.gb)&quot;)" office:value-type="string" office:string-value="[p423TEF](p423TEF.gb)" calcext:value-type="string">
            <text:p>[p423TEF](p423TEF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9];&quot;](&quot;;[.B9];&quot;.ipynb)&quot;)" office:value-type="string" office:string-value="[p423TEF](p423TEF.ipynb)" calcext:value-type="string">
            <text:p>[p423TEF](p423TEF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426TDH3_HIS3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0];&quot;](&quot;;[.B10];&quot;.gb)&quot;)" office:value-type="string" office:string-value="[p426TDH3_HIS3](p426TDH3_HIS3.gb)" calcext:value-type="string">
            <text:p>[p426TDH3_HIS3](p426TDH3_HIS3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0];&quot;](&quot;;[.B10];&quot;.ipynb)&quot;)" office:value-type="string" office:string-value="[p426TDH3_HIS3](p426TDH3_HIS3.ipynb)" calcext:value-type="string">
            <text:p>[p426TDH3_HIS3](p426TDH3_HIS3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426TEF_HIS3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1];&quot;](&quot;;[.B11];&quot;.gb)&quot;)" office:value-type="string" office:string-value="[p426TEF_HIS3](p426TEF_HIS3.gb)" calcext:value-type="string">
            <text:p>[p426TEF_HIS3](p426TEF_HIS3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1];&quot;](&quot;;[.B11];&quot;.ipynb)&quot;)" office:value-type="string" office:string-value="[p426TEF_HIS3](p426TEF_HIS3.ipynb)" calcext:value-type="string">
            <text:p>[p426TEF_HIS3](p426TEF_HIS3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TDH3_HIS3_PGI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2];&quot;](&quot;;[.B12];&quot;.gb)&quot;)" office:value-type="string" office:string-value="[pYPK0_TDH3_HIS3_PGI1](pYPK0_TDH3_HIS3_PGI1.gb)" calcext:value-type="string">
            <text:p>[pYPK0_TDH3_HIS3_PGI1](pYPK0_TDH3_HIS3_PGI1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2];&quot;](&quot;;[.B12];&quot;.ipynb)&quot;)" office:value-type="string" office:string-value="[pYPK0_TDH3_HIS3_PGI1](pYPK0_TDH3_HIS3_PGI1.ipynb)" calcext:value-type="string">
            <text:p>[pYPK0_TDH3_HIS3_PGI1](pYPK0_TDH3_HIS3_PGI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TEF1_HIS3_TDH3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3];&quot;](&quot;;[.B13];&quot;.gb)&quot;)" office:value-type="string" office:string-value="[pYPK0_TEF1_HIS3_TDH3](pYPK0_TEF1_HIS3_TDH3.gb)" calcext:value-type="string">
            <text:p>[pYPK0_TEF1_HIS3_TDH3](pYPK0_TEF1_HIS3_TDH3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3];&quot;](&quot;;[.B13];&quot;.ipynb)&quot;)" office:value-type="string" office:string-value="[pYPK0_TEF1_HIS3_TDH3](pYPK0_TEF1_HIS3_TDH3.ipynb)" calcext:value-type="string">
            <text:p>[pYPK0_TEF1_HIS3_TDH3](pYPK0_TEF1_HIS3_TDH3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FBA1_HIS3_PDC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4];&quot;](&quot;;[.B14];&quot;.gb)&quot;)" office:value-type="string" office:string-value="[pYPK0_FBA1_HIS3_PDC1](pYPK0_FBA1_HIS3_PDC1.gb)" calcext:value-type="string">
            <text:p>[pYPK0_FBA1_HIS3_PDC1](pYPK0_FBA1_HIS3_PDC1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4];&quot;](&quot;;[.B14];&quot;.ipynb)&quot;)" office:value-type="string" office:string-value="[pYPK0_FBA1_HIS3_PDC1](pYPK0_FBA1_HIS3_PDC1.ipynb)" calcext:value-type="string">
            <text:p>[pYPK0_FBA1_HIS3_PDC1](pYPK0_FBA1_HIS3_PDC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RPS19a_HIS3_TPI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5];&quot;](&quot;;[.B15];&quot;.gb)&quot;)" office:value-type="string" office:string-value="[pYPK0_RPS19a_HIS3_TPI1](pYPK0_RPS19a_HIS3_TPI1.gb)" calcext:value-type="string">
            <text:p>[pYPK0_RPS19a_HIS3_TPI1](pYPK0_RPS19a_HIS3_TPI1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5];&quot;](&quot;;[.B15];&quot;.ipynb)&quot;)" office:value-type="string" office:string-value="[pYPK0_RPS19a_HIS3_TPI1](pYPK0_RPS19a_HIS3_TPI1.ipynb)" calcext:value-type="string">
            <text:p>[pYPK0_RPS19a_HIS3_TPI1](pYPK0_RPS19a_HIS3_TPI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RPS19b_HIS3_RPS19a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6];&quot;](&quot;;[.B16];&quot;.gb)&quot;)" office:value-type="string" office:string-value="[pYPK0_RPS19b_HIS3_RPS19a](pYPK0_RPS19b_HIS3_RPS19a.gb)" calcext:value-type="string">
            <text:p>[pYPK0_RPS19b_HIS3_RPS19a](pYPK0_RPS19b_HIS3_RPS19a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6];&quot;](&quot;;[.B16];&quot;.ipynb)&quot;)" office:value-type="string" office:string-value="[pYPK0_RPS19b_HIS3_RPS19a](pYPK0_RPS19b_HIS3_RPS19a.ipynb)" calcext:value-type="string">
            <text:p>[pYPK0_RPS19b_HIS3_RPS19a](pYPK0_RPS19b_HIS3_RPS19a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PDC1_HIS3_RPS19b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7];&quot;](&quot;;[.B17];&quot;.gb)&quot;)" office:value-type="string" office:string-value="[pYPK0_PDC1_HIS3_RPS19b](pYPK0_PDC1_HIS3_RPS19b.gb)" calcext:value-type="string">
            <text:p>[pYPK0_PDC1_HIS3_RPS19b](pYPK0_PDC1_HIS3_RPS19b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7];&quot;](&quot;;[.B17];&quot;.ipynb)&quot;)" office:value-type="string" office:string-value="[pYPK0_PDC1_HIS3_RPS19b](pYPK0_PDC1_HIS3_RPS19b.ipynb)" calcext:value-type="string">
            <text:p>[pYPK0_PDC1_HIS3_RPS19b](pYPK0_PDC1_HIS3_RPS19b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 office:value-type="string" calcext:value-type="string">
            <text:p>pYPK0_RPS19b_HIS3_TDH1</text:p>
          </table:table-cell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formula="of:=CONCATENATE(&quot;[&quot;;[.B18];&quot;](&quot;;[.B18];&quot;.gb)&quot;)" office:value-type="string" office:string-value="[pYPK0_RPS19b_HIS3_TDH1](pYPK0_RPS19b_HIS3_TDH1.gb)" calcext:value-type="string">
            <text:p>[pYPK0_RPS19b_HIS3_TDH1](pYPK0_RPS19b_HIS3_TDH1.gb)</text:p>
          </table:table-cell>
          <table:table-cell table:style-name="ce1" office:value-type="string" calcext:value-type="string">
            <text:p>|</text:p>
          </table:table-cell>
          <table:table-cell table:formula="of:=CONCATENATE(&quot;[&quot;;[.B18];&quot;](&quot;;[.B18];&quot;.ipynb)&quot;)" office:value-type="string" office:string-value="[pYPK0_RPS19b_HIS3_TDH1](pYPK0_RPS19b_HIS3_TDH1.ipynb)" calcext:value-type="string">
            <text:p>[pYPK0_RPS19b_HIS3_TDH1](pYPK0_RPS19b_HIS3_TDH1.ipynb)</text:p>
          </table:table-cell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/>
          <table:table-cell table:style-name="ce1" office:value-type="string" calcext:value-type="string">
            <text:p>|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7:11:01.260313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Johansson</meta:initial-creator>
    <meta:creation-date>2015-05-15T17:10:59.216744263</meta:creation-date>
    <dc:date>2015-07-15T17:12:40.187106783</dc:date>
    <meta:editing-duration>PT59M22S</meta:editing-duration>
    <meta:editing-cycles>5</meta:editing-cycles>
    <meta:generator>LibreOffice/4.4.2.2$Linux_X86_64 LibreOffice_project/40m0$Build-2</meta:generator>
    <meta:document-statistic meta:table-count="3" meta:cell-count="397" meta:object-count="0"/>
  </office:meta>
</office:document-meta>
</file>